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bf00" draw:textarea-horizontal-align="left" draw:textarea-vertical-align="middle" draw:auto-grow-height="true" draw:auto-grow-width="false" fo:min-height="1.7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daecff" draw:auto-grow-height="true" draw:auto-grow-width="false" fo:min-height="11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in-height="3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a6" draw:auto-grow-height="true" draw:auto-grow-width="false" fo:min-height="2.25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0" style:family="graphic" style:parent-style-name="objectwithoutfill">
      <style:graphic-properties svg:stroke-width="0.106cm" svg:stroke-color="#00c000" draw:marker-start="" draw:marker-start-width="0.358cm" draw:marker-end="Linjeslut_20_6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1" style:family="graphic" style:parent-style-name="objectwithoutfill">
      <style:graphic-properties svg:stroke-width="0.106cm" svg:stroke-color="#00c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="" draw:marker-start-width="0.358cm" draw:marker-end="Linjeslut_20_6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3" style:family="graphic" style:parent-style-name="objectwithoutfill">
      <style:graphic-properties svg:stroke-width="0.106cm" svg:stroke-color="#c00000" draw:marker-start="" draw:marker-start-width="0.358cm" draw:marker-end="Linjeslut_20_6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4" style:family="graphic" style:parent-style-name="objectwithoutfill">
      <style:graphic-properties svg:stroke-width="0.106cm" svg:stroke-color="#c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width="0.106cm" svg:stroke-color="#c00000" draw:marker-start="" draw:marker-start-width="0.358cm" draw:marker-end="Linjeslut_20_6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023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in-height="24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04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5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13cm" loext:decorative="false"/>
      <style:paragraph-properties style:writing-mode="lr-tb"/>
    </style:style>
    <style:style style:name="gr2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30" style:family="graphic" style:parent-style-name="standard">
      <style:graphic-properties draw:fill-color="#ff972f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3faf46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5" style:family="graphic" style:parent-style-name="objectwithoutfill">
      <style:graphic-properties svg:stroke-width="0.1cm" svg:stroke-color="#ff8000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6" style:family="graphic" style:parent-style-name="objectwithoutfill">
      <style:graphic-properties svg:stroke-width="0.1cm" svg:stroke-color="#77bc65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7" style:family="graphic" style:parent-style-name="objectwithoutfill">
      <style:graphic-properties svg:stroke-width="0.1cm" svg:stroke-color="#77bc65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8" style:family="graphic" style:parent-style-name="objectwithoutfill">
      <style:graphic-properties svg:stroke-width="0.1cm" svg:stroke-color="#ff8000" draw:marker-start-width="0.35cm" draw:marker-end="Linjeslut_20_1" draw:marker-end-width="0.35cm" draw:fill="none" draw:textarea-vertical-align="middle" fo:padding-top="0.175cm" fo:padding-bottom="0.175cm" fo:padding-left="0.3cm" fo:padding-right="0.3cm" loext:decorative="false"/>
    </style:style>
    <style:style style:name="gr39" style:family="graphic" style:parent-style-name="objectwithoutfill">
      <style:graphic-properties svg:stroke-width="0.1cm" svg:stroke-color="#77bc65" draw:marker-start-width="0.35cm" draw:marker-end="Linjeslut_20_1" draw:marker-end-width="0.35cm" draw:fill="none" draw:textarea-vertical-align="middle" fo:padding-top="0.175cm" fo:padding-bottom="0.175cm" fo:padding-left="0.3cm" fo:padding-right="0.3cm" loext:decorative="false"/>
    </style:style>
    <style:style style:name="gr40" style:family="graphic" style:parent-style-name="standard">
      <style:graphic-properties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75cm" fo:min-width="2.05cm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width="0.1cm" svg:stroke-color="#c9211e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5" style:family="graphic" style:parent-style-name="standard">
      <style:graphic-properties svg:stroke-color="#e16173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9cm" loext:decorative="false"/>
      <style:paragraph-properties style:writing-mode="lr-tb"/>
    </style:style>
    <style:style style:name="gr47" style:family="graphic" style:parent-style-name="standard">
      <style:graphic-properties svg:stroke-color="#e16173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4pt"/>
    </style:style>
    <style:style style:name="P2" style:family="paragraph">
      <loext:graphic-properties draw:fill="none" draw:fill-color="#ffffff"/>
      <style:text-properties fo:font-size="1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  <style:text-properties fo:font-size="18pt" fo:background-color="transparen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daecff"/>
      <style:text-properties fo:font-size="18pt"/>
    </style:style>
    <style:style style:name="P7" style:family="paragraph">
      <loext:graphic-properties draw:fill="solid" draw:fill-color="#ffffff"/>
      <style:text-properties fo:font-size="12pt"/>
    </style:style>
    <style:style style:name="P8" style:family="paragraph">
      <loext:graphic-properties draw:fill="solid" draw:fill-color="#ffffa6"/>
      <style:text-properties fo:font-size="16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solid" draw:fill-color="#ffffff"/>
      <style:text-properties fo:font-size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7" style:family="paragraph">
      <loext:graphic-properties draw:fill-color="#ff972f"/>
      <style:paragraph-properties fo:text-align="center" style:writing-mode="lr-tb"/>
      <style:text-properties fo:font-size="18pt"/>
    </style:style>
    <style:style style:name="P18" style:family="paragraph">
      <loext:graphic-properties draw:fill-color="#3faf46"/>
      <style:paragraph-properties fo:text-align="center" style:writing-mode="lr-tb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size="16pt"/>
    </style:style>
    <style:style style:name="T3" style:family="text">
      <style:text-properties fo:font-size="18pt" fo:background-color="transparen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5cm" svg:height="1.195cm" svg:x="1.25cm" svg:y="1.75cm">
          <draw:text-box>
            <text:p><text:span text:style-name="T1">TECH STACK</text:span></text:p>
          </draw:text-box>
        </draw:frame>
        <draw:frame draw:style-name="gr2" draw:text-style-name="P2" draw:layer="layout" svg:width="5cm" svg:height="2cm" svg:x="10cm" svg:y="17cm">
          <draw:text-box>
            <text:p><text:span text:style-name="T2">PortAudio</text:span></text:p>
            <text:p><text:span text:style-name="T2">(Oboe)</text:span></text:p>
          </draw:text-box>
        </draw:frame>
        <draw:frame draw:style-name="gr2" draw:text-style-name="P2" draw:layer="layout" svg:width="5cm" svg:height="2cm" svg:x="16cm" svg:y="17cm">
          <draw:text-box>
            <text:p><text:span text:style-name="T2">RtMidi</text:span></text:p>
          </draw:text-box>
        </draw:frame>
        <draw:frame draw:style-name="gr2" draw:text-style-name="P2" draw:layer="layout" svg:width="23cm" svg:height="2cm" svg:x="10cm" svg:y="20cm">
          <draw:text-box>
            <text:p><text:span text:style-name="T2">C++17 (20)</text:span></text:p>
          </draw:text-box>
        </draw:frame>
        <draw:frame draw:style-name="gr2" draw:text-style-name="P2" draw:layer="layout" svg:width="23cm" svg:height="2cm" svg:x="10cm" svg:y="14cm">
          <draw:text-box>
            <text:p><text:span text:style-name="T2">Echo</text:span></text:p>
          </draw:text-box>
        </draw:frame>
        <draw:frame draw:style-name="gr2" draw:text-style-name="P2" draw:layer="layout" svg:width="5cm" svg:height="2cm" svg:x="22cm" svg:y="17cm">
          <draw:text-box>
            <text:p><text:span text:style-name="T2">libwebsockets</text:span></text:p>
          </draw:text-box>
        </draw:frame>
        <draw:frame draw:style-name="gr2" draw:text-style-name="P2" draw:layer="layout" svg:width="5cm" svg:height="2cm" svg:x="10cm" svg:y="11cm">
          <draw:text-box>
            <text:p><text:span text:style-name="T2">vue.js</text:span></text:p>
          </draw:text-box>
        </draw:frame>
        <draw:frame draw:style-name="gr2" draw:text-style-name="P2" draw:layer="layout" svg:width="5cm" svg:height="2cm" svg:x="28cm" svg:y="17cm">
          <draw:text-box>
            <text:p><text:span text:style-name="T2">json-parser</text:span></text:p>
          </draw:text-box>
        </draw:frame>
        <draw:frame draw:style-name="gr2" draw:text-style-name="P2" draw:layer="layout" svg:width="5cm" svg:height="2cm" svg:x="10cm" svg:y="5cm">
          <draw:text-box>
            <text:p><text:span text:style-name="T2">PHP</text:span></text:p>
          </draw:text-box>
        </draw:frame>
        <draw:frame draw:style-name="gr3" draw:text-style-name="P4" draw:layer="layout" svg:width="8cm" svg:height="2cm" draw:transform="rotate (1.5707963267949) translate (6cm 22cm)">
          <draw:text-box>
            <text:p text:style-name="P3"><text:span text:style-name="T3">BACKEND</text:span></text:p>
          </draw:text-box>
        </draw:frame>
        <draw:frame draw:style-name="gr3" draw:text-style-name="P4" draw:layer="layout" svg:width="2cm" svg:height="2cm" draw:transform="rotate (1.5707963267949) translate (6cm 13cm)">
          <draw:text-box>
            <text:p text:style-name="P3"><text:span text:style-name="T3">FE</text:span></text:p>
          </draw:text-box>
        </draw:frame>
        <draw:frame draw:style-name="gr3" draw:text-style-name="P4" draw:layer="layout" svg:width="2cm" svg:height="2cm" draw:transform="rotate (1.5707963267949) translate (6cm 7cm)">
          <draw:text-box>
            <text:p text:style-name="P3"><text:span text:style-name="T3">Build</text:span></text:p>
          </draw:text-box>
        </draw:frame>
      </draw:page>
      <draw:page draw:name="page2" draw:style-name="dp1" draw:master-page-name="Standard">
        <draw:frame draw:style-name="gr4" draw:text-style-name="P5" draw:layer="measurelines" svg:width="33cm" svg:height="7.5cm" svg:x="3cm" svg:y="3cm">
          <draw:text-box>
            <text:p><text:span text:style-name="T4">Rack components</text:span></text:p>
          </draw:text-box>
        </draw:frame>
        <draw:frame draw:style-name="gr5" draw:text-style-name="P6" draw:layer="measurelines" svg:width="33cm" svg:height="12cm" svg:x="2cm" svg:y="16cm">
          <draw:text-box>
            <text:p><text:span text:style-name="T4">Interrupt service of playhead background serivce</text:span></text:p>
          </draw:text-box>
        </draw:frame>
        <draw:frame draw:style-name="gr6" draw:text-style-name="P7" draw:layer="layout" svg:width="8cm" svg:height="4cm" svg:x="16.25cm" svg:y="11.25cm">
          <draw:text-box>
            <text:p><text:span text:style-name="T5">Rack</text:span></text:p>
          </draw:text-box>
        </draw:frame>
        <draw:frame draw:style-name="gr7" draw:text-style-name="P8" draw:layer="layout" svg:width="6cm" svg:height="2.5cm" svg:x="27cm" svg:y="24cm">
          <draw:text-box>
            <text:p><text:span text:style-name="T2">PortAudio / etc..</text:span></text:p>
          </draw:text-box>
        </draw:frame>
        <draw:frame draw:style-name="gr8" draw:text-style-name="P9" draw:layer="layout" svg:width="5cm" svg:height="1.361cm" svg:x="27.5cm" svg:y="25cm">
          <draw:text-box>
            <text:p><text:span text:style-name="T5">AudioBuffer Callback</text:span></text:p>
          </draw:text-box>
        </draw:frame>
        <draw:frame draw:style-name="gr9" draw:text-style-name="P2" draw:layer="layout" svg:width="8cm" svg:height="4cm" svg:x="26cm" svg:y="23cm">
          <draw:text-box>
            <text:p><text:span text:style-name="T2">AudioService</text:span></text:p>
          </draw:text-box>
        </draw:frame>
        <draw:frame draw:style-name="gr9" draw:text-style-name="P2" draw:layer="layout" svg:width="8cm" svg:height="4cm" svg:x="16cm" svg:y="23cm">
          <draw:text-box>
            <text:p><text:span text:style-name="T2">ClickService</text:span></text:p>
          </draw:text-box>
        </draw:frame>
        <draw:frame draw:style-name="gr9" draw:text-style-name="P2" draw:layer="layout" svg:width="8cm" svg:height="4cm" svg:x="4cm" svg:y="23cm">
          <draw:text-box>
            <text:p><text:span text:style-name="T2">MidiService</text:span></text:p>
          </draw:text-box>
        </draw:frame>
        <draw:frame draw:style-name="gr9" draw:text-style-name="P2" draw:layer="layout" svg:width="8cm" svg:height="4cm" svg:x="16cm" svg:y="17cm">
          <draw:text-box>
            <text:p><text:span text:style-name="T2">RacksPlayer</text:span></text:p>
          </draw:text-box>
        </draw:frame>
        <draw:frame draw:style-name="gr6" draw:text-style-name="P10" draw:layer="layout" svg:width="8cm" svg:height="4cm" svg:x="16cm" svg:y="11cm">
          <draw:text-box>
            <text:p><text:span text:style-name="T2">Rack</text:span></text:p>
          </draw:text-box>
        </draw:frame>
        <draw:frame draw:style-name="gr7" draw:text-style-name="P8" draw:layer="measurelines" svg:width="6cm" svg:height="2.5cm" svg:x="5cm" svg:y="24cm">
          <draw:text-box>
            <text:p><text:span text:style-name="T2">RtMidi</text:span></text:p>
          </draw:text-box>
        </draw:frame>
        <draw:frame draw:style-name="gr9" draw:text-style-name="P2" draw:layer="measurelines" svg:width="8cm" svg:height="4cm" svg:x="4cm" svg:y="17cm">
          <draw:text-box>
            <text:p><text:span text:style-name="T2">MidiParser</text:span></text:p>
          </draw:text-box>
        </draw:frame>
        <draw:line draw:style-name="gr10" draw:text-style-name="P11" draw:layer="measurelines" svg:x1="12cm" svg:y1="19cm" svg:x2="16cm" svg:y2="19cm">
          <text:p/>
        </draw:line>
        <draw:line draw:style-name="gr10" draw:text-style-name="P11" draw:layer="measurelines" svg:x1="8cm" svg:y1="13cm" svg:x2="16cm" svg:y2="13cm">
          <text:p/>
        </draw:line>
        <draw:line draw:style-name="gr11" draw:text-style-name="P11" draw:layer="measurelines" svg:x1="8cm" svg:y1="17cm" svg:x2="8cm" svg:y2="13cm">
          <text:p/>
        </draw:line>
        <draw:line draw:style-name="gr12" draw:text-style-name="P11" draw:layer="measurelines" svg:x1="20cm" svg:y1="23cm" svg:x2="20cm" svg:y2="21cm">
          <text:p/>
        </draw:line>
        <draw:line draw:style-name="gr12" draw:text-style-name="P11" draw:layer="measurelines" svg:x1="26cm" svg:y1="25cm" svg:x2="24cm" svg:y2="25cm">
          <text:p/>
        </draw:line>
        <draw:line draw:style-name="gr12" draw:text-style-name="P11" draw:layer="measurelines" svg:x1="20cm" svg:y1="17cm" svg:x2="20cm" svg:y2="15cm">
          <text:p/>
        </draw:line>
        <draw:line draw:style-name="gr10" draw:text-style-name="P11" draw:layer="measurelines" svg:x1="8cm" svg:y1="23cm" svg:x2="8cm" svg:y2="21cm">
          <text:p/>
        </draw:line>
        <draw:line draw:style-name="gr10" draw:text-style-name="P11" draw:layer="measurelines" svg:x1="7.974cm" svg:y1="13cm" svg:x2="15.974cm" svg:y2="13cm">
          <text:p/>
        </draw:line>
        <draw:line draw:style-name="gr13" draw:text-style-name="P11" draw:layer="measurelines" svg:x1="32cm" svg:y1="12cm" svg:x2="32cm" svg:y2="23cm">
          <text:p/>
        </draw:line>
        <draw:line draw:style-name="gr14" draw:text-style-name="P11" draw:layer="measurelines" svg:x1="28cm" svg:y1="23cm" svg:x2="28cm" svg:y2="14cm">
          <text:p/>
        </draw:line>
        <draw:line draw:style-name="gr14" draw:text-style-name="P11" draw:layer="measurelines" svg:x1="24cm" svg:y1="12cm" svg:x2="32cm" svg:y2="12cm">
          <text:p/>
        </draw:line>
        <draw:line draw:style-name="gr13" draw:text-style-name="P11" draw:layer="measurelines" svg:x1="28cm" svg:y1="14cm" svg:x2="24cm" svg:y2="14cm">
          <text:p/>
        </draw:line>
        <draw:frame draw:style-name="gr2" draw:text-style-name="P2" draw:layer="measurelines" svg:width="4cm" svg:height="2cm" svg:x="4cm" svg:y="4cm">
          <draw:text-box>
            <text:p><text:span text:style-name="T2">Midi queue</text:span></text:p>
          </draw:text-box>
        </draw:frame>
        <draw:frame draw:style-name="gr2" draw:text-style-name="P2" draw:layer="measurelines" svg:width="4cm" svg:height="2cm" svg:x="4cm" svg:y="7cm">
          <draw:text-box>
            <text:p><text:span text:style-name="T2">Pattern</text:span></text:p>
          </draw:text-box>
        </draw:frame>
        <draw:frame draw:style-name="gr15" draw:text-style-name="P2" draw:layer="measurelines" svg:width="3cm" svg:height="3cm" svg:x="10cm" svg:y="5cm">
          <draw:text-box>
            <text:p><text:span text:style-name="T2">Eventor 1</text:span></text:p>
          </draw:text-box>
        </draw:frame>
        <draw:frame draw:style-name="gr15" draw:text-style-name="P2" draw:layer="measurelines" svg:width="3cm" svg:height="3cm" svg:x="15cm" svg:y="5cm">
          <draw:text-box>
            <text:p><text:span text:style-name="T2">Eventor 2</text:span></text:p>
          </draw:text-box>
        </draw:frame>
        <draw:frame draw:style-name="gr15" draw:text-style-name="P2" draw:layer="measurelines" svg:width="5cm" svg:height="3cm" svg:x="20cm" svg:y="5cm">
          <draw:text-box>
            <text:p><text:span text:style-name="T2">Synth</text:span></text:p>
          </draw:text-box>
        </draw:frame>
        <draw:frame draw:style-name="gr15" draw:text-style-name="P2" draw:layer="measurelines" svg:width="3cm" svg:height="3cm" svg:x="27cm" svg:y="5cm">
          <draw:text-box>
            <text:p><text:span text:style-name="T2">Effect 1</text:span></text:p>
          </draw:text-box>
        </draw:frame>
        <draw:frame draw:style-name="gr15" draw:text-style-name="P2" draw:layer="measurelines" svg:width="3cm" svg:height="3cm" svg:x="32cm" svg:y="5cm">
          <draw:text-box>
            <text:p><text:span text:style-name="T2">Effect 2</text:span></text:p>
          </draw:text-box>
        </draw:frame>
        <draw:line draw:style-name="gr10" draw:text-style-name="P11" draw:layer="measurelines" svg:x1="8cm" svg:y1="5cm" svg:x2="10cm" svg:y2="6cm">
          <text:p/>
        </draw:line>
        <draw:line draw:style-name="gr10" draw:text-style-name="P11" draw:layer="measurelines" svg:x1="8cm" svg:y1="8cm" svg:x2="10cm" svg:y2="7cm">
          <text:p/>
        </draw:line>
        <draw:line draw:style-name="gr12" draw:text-style-name="P11" draw:layer="measurelines" svg:x1="6cm" svg:y1="11cm" svg:x2="6cm" svg:y2="9cm">
          <text:p/>
        </draw:line>
        <draw:line draw:style-name="gr12" draw:text-style-name="P11" draw:layer="measurelines" svg:x1="11.5cm" svg:y1="10cm" svg:x2="11.5cm" svg:y2="8cm">
          <text:p/>
        </draw:line>
        <draw:line draw:style-name="gr12" draw:text-style-name="P11" draw:layer="measurelines" svg:x1="16.5cm" svg:y1="10cm" svg:x2="16.5cm" svg:y2="8cm">
          <text:p/>
        </draw:line>
        <draw:line draw:style-name="gr10" draw:text-style-name="P11" draw:layer="measurelines" svg:x1="13cm" svg:y1="6.5cm" svg:x2="15cm" svg:y2="6.5cm">
          <text:p/>
        </draw:line>
        <draw:line draw:style-name="gr10" draw:text-style-name="P11" draw:layer="measurelines" svg:x1="18cm" svg:y1="6.5cm" svg:x2="20cm" svg:y2="6.5cm">
          <text:p/>
        </draw:line>
        <draw:line draw:style-name="gr12" draw:text-style-name="P11" draw:layer="measurelines" svg:x1="22cm" svg:y1="10cm" svg:x2="22cm" svg:y2="8cm">
          <text:p/>
        </draw:line>
        <draw:line draw:style-name="gr16" draw:text-style-name="P11" draw:layer="measurelines" svg:x1="23cm" svg:y1="10cm" svg:x2="23cm" svg:y2="8cm">
          <text:p/>
        </draw:line>
        <draw:line draw:style-name="gr13" draw:text-style-name="P11" draw:layer="measurelines" svg:x1="25cm" svg:y1="6.5cm" svg:x2="27cm" svg:y2="6.5cm">
          <text:p/>
        </draw:line>
        <draw:line draw:style-name="gr13" draw:text-style-name="P11" draw:layer="measurelines" svg:x1="30cm" svg:y1="6.5cm" svg:x2="32cm" svg:y2="6.5cm">
          <text:p/>
        </draw:line>
        <draw:line draw:style-name="gr12" draw:text-style-name="P11" draw:layer="measurelines" svg:x1="28.1cm" svg:y1="10cm" svg:x2="28.1cm" svg:y2="8cm">
          <text:p/>
        </draw:line>
        <draw:line draw:style-name="gr12" draw:text-style-name="P11" draw:layer="measurelines" svg:x1="33cm" svg:y1="10cm" svg:x2="33cm" svg:y2="8cm">
          <text:p/>
        </draw:line>
        <draw:frame draw:style-name="gr17" draw:text-style-name="P1" draw:layer="measurelines" svg:width="18.523cm" svg:height="1.195cm" svg:x="1.057cm" svg:y="1.055cm">
          <draw:text-box>
            <text:p><text:span text:style-name="T1">Interrupt-driven low latency playback (read only)</text:span></text:p>
          </draw:text-box>
        </draw:frame>
        <draw:line draw:style-name="gr16" draw:text-style-name="P11" draw:layer="layout" svg:x1="29cm" svg:y1="10.027cm" svg:x2="29cm" svg:y2="8.027cm">
          <text:p/>
        </draw:line>
        <draw:line draw:style-name="gr16" draw:text-style-name="P11" draw:layer="layout" svg:x1="34cm" svg:y1="10.054cm" svg:x2="34cm" svg:y2="8.054cm">
          <text:p/>
        </draw:line>
      </draw:page>
      <draw:page draw:name="page3" draw:style-name="dp1" draw:master-page-name="Standard">
        <draw:frame draw:style-name="gr15" draw:text-style-name="P5" draw:layer="measurelines" svg:width="5cm" svg:height="3cm" svg:x="20cm" svg:y="16cm">
          <draw:text-box>
            <text:p><text:span text:style-name="T4">Web server</text:span></text:p>
          </draw:text-box>
        </draw:frame>
        <draw:frame draw:style-name="gr15" draw:text-style-name="P5" draw:layer="measurelines" svg:width="5cm" svg:height="3cm" svg:x="20cm" svg:y="11cm">
          <draw:text-box>
            <text:p><text:span text:style-name="T4">WS server</text:span></text:p>
          </draw:text-box>
        </draw:frame>
        <draw:frame draw:style-name="gr18" draw:text-style-name="P5" draw:layer="measurelines" svg:width="7cm" svg:height="10cm" svg:x="11cm" svg:y="10cm">
          <draw:text-box>
            <text:p><text:span text:style-name="T4">FE frameset</text:span></text:p>
          </draw:text-box>
        </draw:frame>
        <draw:frame draw:style-name="gr19" draw:text-style-name="P5" draw:layer="measurelines" svg:width="5cm" svg:height="6cm" svg:x="12cm" svg:y="11cm">
          <draw:text-box>
            <text:p><text:span text:style-name="T4">FE editor</text:span></text:p>
          </draw:text-box>
        </draw:frame>
        <draw:frame draw:style-name="gr20" draw:text-style-name="P5" draw:layer="measurelines" svg:width="5cm" svg:height="1cm" svg:x="12cm" svg:y="18cm">
          <draw:text-box>
            <text:p><text:span text:style-name="T4">FE transp.</text:span></text:p>
          </draw:text-box>
        </draw:frame>
        <draw:frame draw:style-name="gr21" draw:text-style-name="P5" draw:layer="measurelines" svg:width="7cm" svg:height="25cm" svg:x="27cm" svg:y="3cm">
          <draw:text-box>
            <text:p><text:span text:style-name="T4">API</text:span></text:p>
          </draw:text-box>
        </draw:frame>
        <draw:frame draw:style-name="gr15" draw:text-style-name="P5" draw:layer="measurelines" svg:width="5cm" svg:height="3cm" svg:x="28cm" svg:y="16cm">
          <draw:text-box>
            <text:p><text:span text:style-name="T4">Rack API</text:span></text:p>
          </draw:text-box>
        </draw:frame>
        <draw:frame draw:style-name="gr15" draw:text-style-name="P5" draw:layer="measurelines" svg:width="5cm" svg:height="3cm" svg:x="28cm" svg:y="12cm">
          <draw:text-box>
            <text:p><text:span text:style-name="T4">Pattern API</text:span></text:p>
          </draw:text-box>
        </draw:frame>
        <draw:frame draw:style-name="gr15" draw:text-style-name="P5" draw:layer="measurelines" svg:width="5cm" svg:height="3cm" svg:x="28cm" svg:y="8cm">
          <draw:text-box>
            <text:p><text:span text:style-name="T4">Song API</text:span></text:p>
          </draw:text-box>
        </draw:frame>
        <draw:frame draw:style-name="gr15" draw:text-style-name="P5" draw:layer="measurelines" svg:width="5cm" svg:height="3cm" svg:x="28cm" svg:y="4cm">
          <draw:text-box>
            <text:p><text:span text:style-name="T4">Sample API</text:span></text:p>
          </draw:text-box>
        </draw:frame>
        <draw:frame draw:style-name="gr15" draw:text-style-name="P5" draw:layer="measurelines" svg:width="5cm" svg:height="3cm" svg:x="28cm" svg:y="20cm">
          <draw:text-box>
            <text:p><text:span text:style-name="T4">Project API</text:span></text:p>
          </draw:text-box>
        </draw:frame>
        <draw:frame draw:style-name="gr15" draw:text-style-name="P5" draw:layer="measurelines" svg:width="5cm" svg:height="3cm" svg:x="28cm" svg:y="24cm">
          <draw:text-box>
            <text:p><text:span text:style-name="T4">Device API</text:span></text:p>
          </draw:text-box>
        </draw:frame>
        <draw:frame draw:style-name="gr22" draw:text-style-name="P1" draw:layer="measurelines" svg:width="12.546cm" svg:height="1.195cm" svg:x="10.954cm" svg:y="1.055cm">
          <draw:text-box>
            <text:p><text:span text:style-name="T1">User interface and API overview</text:span></text:p>
          </draw:text-box>
        </draw:frame>
        <draw:line draw:style-name="gr10" draw:text-style-name="P11" draw:layer="measurelines" svg:x1="20cm" svg:y1="17.5cm" svg:x2="18cm" svg:y2="17.5cm">
          <text:p/>
        </draw:line>
        <draw:line draw:style-name="gr10" draw:text-style-name="P11" draw:layer="measurelines" svg:x1="20cm" svg:y1="12cm" svg:x2="18cm" svg:y2="12cm">
          <text:p/>
        </draw:line>
        <draw:line draw:style-name="gr10" draw:text-style-name="P11" draw:layer="measurelines" svg:x1="18cm" svg:y1="13cm" svg:x2="20cm" svg:y2="13cm">
          <text:p/>
        </draw:line>
        <draw:line draw:style-name="gr10" draw:text-style-name="P11" draw:layer="measurelines" svg:x1="27cm" svg:y1="17.5cm" svg:x2="25cm" svg:y2="17.5cm">
          <text:p/>
        </draw:line>
        <draw:line draw:style-name="gr10" draw:text-style-name="P11" draw:layer="measurelines" svg:x1="27cm" svg:y1="12cm" svg:x2="25cm" svg:y2="12cm">
          <text:p/>
        </draw:line>
        <draw:line draw:style-name="gr10" draw:text-style-name="P11" draw:layer="measurelines" svg:x1="25cm" svg:y1="13cm" svg:x2="27cm" svg:y2="13cm">
          <text:p/>
        </draw:line>
        <draw:frame draw:style-name="gr15" draw:text-style-name="P5" draw:layer="measurelines" svg:width="5cm" svg:height="3cm" svg:x="36cm" svg:y="8cm">
          <draw:text-box>
            <text:p><text:span text:style-name="T4">Racks player</text:span></text:p>
          </draw:text-box>
        </draw:frame>
        <draw:frame draw:style-name="gr15" draw:text-style-name="P5" draw:layer="measurelines" svg:width="5cm" svg:height="3cm" svg:x="36cm" svg:y="13cm">
          <draw:text-box>
            <text:p><text:span text:style-name="T4">Project files</text:span></text:p>
          </draw:text-box>
        </draw:frame>
        <draw:frame draw:style-name="gr15" draw:text-style-name="P5" draw:layer="measurelines" svg:width="5cm" svg:height="3cm" svg:x="36cm" svg:y="18cm">
          <draw:text-box>
            <text:p><text:span text:style-name="T4">Patches</text:span></text:p>
          </draw:text-box>
        </draw:frame>
        <draw:line draw:style-name="gr10" draw:text-style-name="P11" draw:layer="measurelines" svg:x1="36cm" svg:y1="9.5cm" svg:x2="34cm" svg:y2="9.5cm">
          <text:p/>
        </draw:line>
        <draw:line draw:style-name="gr10" draw:text-style-name="P11" draw:layer="measurelines" svg:x1="36cm" svg:y1="14.5cm" svg:x2="34cm" svg:y2="14.5cm">
          <text:p/>
        </draw:line>
        <draw:line draw:style-name="gr10" draw:text-style-name="P11" draw:layer="measurelines" svg:x1="36cm" svg:y1="19.5cm" svg:x2="34cm" svg:y2="19.5cm">
          <text:p/>
        </draw:line>
        <draw:frame draw:style-name="gr23" draw:text-style-name="P1" draw:layer="measurelines" svg:width="7.043cm" svg:height="2.139cm" svg:x="1.001cm" svg:y="1.001cm">
          <draw:text-box>
            <text:p><text:span text:style-name="T1">Main thread loop,</text:span></text:p>
            <text:p><text:span text:style-name="T1">background svc</text:span></text:p>
          </draw:text-box>
        </draw:frame>
        <draw:frame draw:style-name="gr15" draw:text-style-name="P5" draw:layer="measurelines" svg:width="6cm" svg:height="3cm" svg:x="2.501cm" svg:y="6.001cm">
          <draw:text-box>
            <text:p><text:span text:style-name="T4">Buffer file-readers (sample-players)</text:span></text:p>
          </draw:text-box>
        </draw:frame>
        <draw:frame draw:style-name="gr15" draw:text-style-name="P5" draw:layer="measurelines" svg:width="6cm" svg:height="3cm" svg:x="2.501cm" svg:y="11.001cm">
          <draw:text-box>
            <text:p><text:span text:style-name="T4">Flush file-writers (audio-recording)</text:span></text:p>
          </draw:text-box>
        </draw:frame>
        <draw:frame draw:style-name="gr15" draw:text-style-name="P5" draw:layer="measurelines" svg:width="6cm" svg:height="3cm" svg:x="2.501cm" svg:y="16.001cm">
          <draw:text-box>
            <text:p><text:span text:style-name="T4">Process FE indata</text:span></text:p>
          </draw:text-box>
        </draw:frame>
        <draw:line draw:style-name="gr12" draw:text-style-name="P11" draw:layer="measurelines" svg:x1="5.501cm" svg:y1="9.001cm" svg:x2="5.501cm" svg:y2="11.001cm">
          <text:p/>
        </draw:line>
        <draw:line draw:style-name="gr12" draw:text-style-name="P11" draw:layer="measurelines" svg:x1="5.501cm" svg:y1="14.001cm" svg:x2="5.501cm" svg:y2="16.001cm">
          <text:p/>
        </draw:line>
        <draw:frame draw:style-name="gr24" draw:text-style-name="P5" draw:layer="measurelines" svg:width="9.113cm" svg:height="0.962cm" svg:x="0.919cm" svg:y="3.501cm">
          <draw:text-box>
            <text:p><text:span text:style-name="T4">All file IO are done outside iNT</text:span></text:p>
          </draw:text-box>
        </draw:frame>
        <draw:frame draw:style-name="gr15" draw:text-style-name="P5" draw:layer="measurelines" svg:width="6cm" svg:height="3cm" svg:x="2.501cm" svg:y="21.001cm">
          <draw:text-box>
            <text:p><text:span text:style-name="T4">Update FE view</text:span></text:p>
          </draw:text-box>
        </draw:frame>
        <draw:line draw:style-name="gr12" draw:text-style-name="P11" draw:layer="measurelines" svg:x1="5.501cm" svg:y1="19.001cm" svg:x2="5.501cm" svg:y2="21.001cm">
          <text:p/>
        </draw:line>
        <draw:line draw:style-name="gr25" draw:text-style-name="P11" draw:layer="measurelines" svg:x1="10cm" svg:y1="1cm" svg:x2="10cm" svg:y2="28.7cm">
          <text:p/>
        </draw:line>
        <draw:frame draw:style-name="gr15" draw:text-style-name="P5" draw:layer="measurelines" svg:width="5cm" svg:height="3cm" svg:x="20cm" svg:y="21cm">
          <draw:text-box>
            <text:p><text:span text:style-name="T4">Assets</text:span></text:p>
          </draw:text-box>
        </draw:frame>
        <draw:line draw:style-name="gr10" draw:text-style-name="P11" draw:layer="measurelines" svg:x1="22.5cm" svg:y1="21cm" svg:x2="22.5cm" svg:y2="19cm">
          <text:p/>
        </draw:line>
        <draw:frame draw:style-name="gr15" draw:text-style-name="P5" draw:layer="layout" svg:width="5cm" svg:height="3cm" svg:x="36cm" svg:y="23cm">
          <draw:text-box>
            <text:p><text:span text:style-name="T4">App settings</text:span></text:p>
          </draw:text-box>
        </draw:frame>
        <draw:line draw:style-name="gr10" draw:text-style-name="P11" draw:layer="layout" svg:x1="36cm" svg:y1="24.5cm" svg:x2="34cm" svg:y2="24.5cm">
          <text:p/>
        </draw:line>
      </draw:page>
      <draw:page draw:name="page4" draw:style-name="dp1" draw:master-page-name="Standard">
        <draw:frame draw:style-name="gr17" draw:text-style-name="P1" draw:layer="layout" svg:width="18.523cm" svg:height="1.195cm" svg:x="1.058cm" svg:y="1.056cm">
          <draw:text-box>
            <text:p><text:span text:style-name="T1">Timing is </text:span><text:span text:style-name="T1">everything</text:span></text:p>
          </draw:text-box>
        </draw:frame>
        <draw:frame draw:style-name="gr26" draw:text-style-name="P12" draw:layer="layout" svg:width="23.75cm" svg:height="11.25cm" svg:x="1.75cm" svg:y="2.75cm">
          <draw:text-box>
            <text:p>All timing is driven by the render-audio function. Terminology:</text:p>
            <text:p/>
            <text:p>Regarding tempo, timesignatures and swing, the Rotator keeps track of this. A rack may have its own rotator.</text:p>
            <text:p/>
            <text:p>Frame: Smallest render unit (64 samples)</text:p>
            <text:p>Pulse: Unswung time unit</text:p>
            <text:p>Tick: Swung time unit</text:p>
            <text:p>Clock: Unit to eventors, effects and midi-out</text:p>
            <text:p/>
            <text:p>Maybe skip pulse now. Just let it be = click for a while..</text:p>
            <text:p/>
            <text:p>Maybe notes should be fired with delay to actual execution for exact start.</text:p>
            <text:p/>
            <text:p/>
          </draw:text-box>
        </draw:frame>
      </draw:page>
      <draw:page draw:name="page5" draw:style-name="dp1" draw:master-page-name="Standard">
        <draw:custom-shape draw:style-name="gr27" draw:text-style-name="P14" draw:layer="layout" svg:width="5cm" svg:height="2cm" svg:x="8cm" svg:y="18.2cm">
          <text:p text:style-name="P13"><text:span text:style-name="T4">Racks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6cm" svg:height="1cm" svg:x="1cm" svg:y="1cm">
          <draw:text-box>
            <text:p><text:span text:style-name="T4">Echo architechture</text:span></text:p>
          </draw:text-box>
        </draw:frame>
        <draw:frame draw:style-name="gr29" draw:text-style-name="P16" draw:layer="layout" svg:width="6cm" svg:height="0.645cm" svg:x="13.75cm" svg:y="1.105cm">
          <draw:text-box>
            <text:p text:style-name="P15"><text:span text:style-name="T6">Created with LibreOffice Draw</text:span></text:p>
          </draw:text-box>
        </draw:frame>
        <draw:custom-shape draw:style-name="gr30" draw:text-style-name="P17" draw:layer="layout" svg:width="4cm" svg:height="1cm" svg:x="2cm" svg:y="26cm">
          <text:p text:style-name="P13"><text:span text:style-name="T4">Audio in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4cm" svg:height="1cm" svg:x="2cm" svg:y="27.5cm">
          <text:p text:style-name="P13"><text:span text:style-name="T4">Midi in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5cm" svg:height="2cm" svg:x="6cm" svg:y="21.5cm">
          <text:p text:style-name="P13"><text:span text:style-name="T4">mainEng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cm" svg:height="1cm" svg:x="15.05cm" svg:y="26cm">
          <text:p text:style-name="P13"><text:span text:style-name="T4">Audio 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4cm" svg:height="1cm" svg:x="15.05cm" svg:y="27.5cm">
          <text:p text:style-name="P13"><text:span text:style-name="T4">Midi out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cm" svg:height="1cm" svg:x="11cm" svg:y="21.5cm">
          <text:p text:style-name="P13"><text:span text:style-name="T4">clickEngi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cm" svg:height="1cm" svg:x="11cm" svg:y="22.5cm">
          <text:p text:style-name="P13"><text:span text:style-name="T4">midiEngine</text:span></text:p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cm" svg:y1="24.5cm" svg:x2="20cm" svg:y2="24.5cm">
          <text:p/>
        </draw:line>
        <draw:line draw:style-name="gr33" draw:text-style-name="P11" draw:layer="layout" svg:x1="1cm" svg:y1="17cm" svg:x2="20cm" svg:y2="17cm">
          <text:p/>
        </draw:line>
        <draw:frame draw:style-name="gr28" draw:text-style-name="P5" draw:layer="layout" svg:width="5cm" svg:height="1cm" svg:x="1cm" svg:y="24.5cm">
          <draw:text-box>
            <text:p><text:span text:style-name="T4">HOST OS</text:span></text:p>
          </draw:text-box>
        </draw:frame>
        <draw:frame draw:style-name="gr28" draw:text-style-name="P5" draw:layer="layout" svg:width="9.5cm" svg:height="1cm" svg:x="1cm" svg:y="17cm">
          <draw:text-box>
            <text:p><text:span text:style-name="T4">BACKGROUND ENGINE</text:span></text:p>
          </draw:text-box>
        </draw:frame>
        <draw:custom-shape draw:style-name="gr27" draw:text-style-name="P14" draw:layer="layout" svg:width="5cm" svg:height="2cm" svg:x="7.8cm" svg:y="18cm">
          <text:p text:style-name="P13"><text:span text:style-name="T4">Racks</text:span></text:p>
          <draw:enhanced-geometry svg:viewBox="0 0 21600 21600" draw:type="rectangle" draw:enhanced-path="M 0 0 L 21600 0 21600 21600 0 21600 0 0 Z N"/>
        </draw:custom-shape>
        <draw:line draw:style-name="gr34" draw:text-style-name="P11" draw:layer="layout" svg:x1="6cm" svg:y1="26.5cm" svg:x2="8cm" svg:y2="26.5cm">
          <text:p/>
        </draw:line>
        <draw:line draw:style-name="gr35" draw:text-style-name="P11" draw:layer="layout" svg:x1="8cm" svg:y1="23.5cm" svg:x2="8cm" svg:y2="26.5cm">
          <text:p/>
        </draw:line>
        <draw:line draw:style-name="gr35" draw:text-style-name="P11" draw:layer="layout" svg:x1="15cm" svg:y1="26.5cm" svg:x2="13cm" svg:y2="26.5cm">
          <text:p/>
        </draw:line>
        <draw:line draw:style-name="gr34" draw:text-style-name="P11" draw:layer="layout" svg:x1="13cm" svg:y1="23.5cm" svg:x2="13cm" svg:y2="26.5cm">
          <text:p/>
        </draw:line>
        <draw:line draw:style-name="gr36" draw:text-style-name="P11" draw:layer="layout" svg:x1="6cm" svg:y1="28cm" svg:x2="9cm" svg:y2="28cm">
          <text:p/>
        </draw:line>
        <draw:line draw:style-name="gr37" draw:text-style-name="P11" draw:layer="layout" svg:x1="9cm" svg:y1="23.5cm" svg:x2="9cm" svg:y2="28cm">
          <text:p/>
        </draw:line>
        <draw:line draw:style-name="gr36" draw:text-style-name="P11" draw:layer="layout" svg:x1="12cm" svg:y1="23.5cm" svg:x2="12cm" svg:y2="28cm">
          <text:p/>
        </draw:line>
        <draw:line draw:style-name="gr37" draw:text-style-name="P11" draw:layer="layout" svg:x1="15cm" svg:y1="28cm" svg:x2="12cm" svg:y2="28cm">
          <text:p/>
        </draw:line>
        <draw:line draw:style-name="gr38" draw:text-style-name="P11" draw:layer="layout" svg:x1="8.5cm" svg:y1="21.5cm" svg:x2="8.5cm" svg:y2="20cm">
          <text:p/>
        </draw:line>
        <draw:line draw:style-name="gr39" draw:text-style-name="P11" draw:layer="layout" svg:x1="6cm" svg:y1="19cm" svg:x2="7.75cm" svg:y2="19cm">
          <text:p/>
        </draw:line>
        <draw:line draw:style-name="gr37" draw:text-style-name="P11" draw:layer="layout" svg:x1="10.5cm" svg:y1="21.5cm" svg:x2="10.5cm" svg:y2="20cm">
          <text:p/>
        </draw:line>
        <draw:line draw:style-name="gr35" draw:text-style-name="P11" draw:layer="layout" svg:x1="15.25cm" svg:y1="21.5cm" svg:x2="15.25cm" svg:y2="20cm">
          <text:p/>
        </draw:line>
        <draw:custom-shape draw:style-name="gr40" draw:text-style-name="P14" draw:layer="layout" svg:width="2.5cm" svg:height="2cm" svg:x="14cm" svg:y="18cm">
          <text:p text:style-name="P13"><text:span text:style-name="T4">Mixer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5cm" svg:height="2cm" svg:x="3.5cm" svg:y="18cm">
          <text:p text:style-name="P13"><text:span text:style-name="T4">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5" draw:layer="layout" svg:width="9.5cm" svg:height="1cm" svg:x="1cm" svg:y="11.55cm">
          <draw:text-box>
            <text:p><text:span text:style-name="T4">RACK OVERVIEW</text:span></text:p>
          </draw:text-box>
        </draw:frame>
        <draw:line draw:style-name="gr33" draw:text-style-name="P11" draw:layer="layout" svg:x1="0.995cm" svg:y1="11.573cm" svg:x2="19.995cm" svg:y2="11.573cm">
          <text:p/>
        </draw:line>
        <draw:custom-shape draw:style-name="gr41" draw:text-style-name="P14" draw:layer="layout" svg:width="3cm" svg:height="1cm" svg:x="1cm" svg:y="12.75cm">
          <text:p text:style-name="P13"><text:span text:style-name="T4">Patte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4" draw:layer="layout" svg:width="3cm" svg:height="1cm" svg:x="1cm" svg:y="14.25cm">
          <text:p text:style-name="P13"><text:span text:style-name="T4">Midi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5cm" svg:height="2cm" svg:x="5cm" svg:y="13cm">
          <text:p text:style-name="P13"><text:span text:style-name="T4">Evt1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3cm" svg:height="2cm" svg:x="9cm" svg:y="13cm">
          <text:p text:style-name="P13"><text:span text:style-name="T4">Synth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5cm" svg:height="2cm" svg:x="13cm" svg:y="13cm">
          <text:p text:style-name="P13"><text:span text:style-name="T4">Effect1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2.55cm" svg:height="2cm" svg:x="16.55cm" svg:y="13cm">
          <text:p text:style-name="P13"><text:span text:style-name="T4">Effect2</text:span></text:p>
          <draw:enhanced-geometry svg:viewBox="0 0 21600 21600" draw:type="rectangle" draw:enhanced-path="M 0 0 L 21600 0 21600 21600 0 21600 0 0 Z N"/>
        </draw:custom-shape>
        <draw:line draw:style-name="gr39" draw:text-style-name="P11" draw:layer="layout" svg:x1="2.5cm" svg:y1="16.75cm" svg:x2="2.5cm" svg:y2="15.25cm">
          <text:p/>
        </draw:line>
        <draw:line draw:style-name="gr39" draw:text-style-name="P11" draw:layer="layout" svg:x1="8cm" svg:y1="14cm" svg:x2="9cm" svg:y2="14cm">
          <text:p/>
        </draw:line>
        <draw:line draw:style-name="gr44" draw:text-style-name="P11" draw:layer="layout" svg:x1="12.5cm" svg:y1="20.25cm" svg:x2="12.5cm" svg:y2="21.45cm">
          <text:p/>
        </draw:line>
        <draw:line draw:style-name="gr44" draw:text-style-name="P11" draw:layer="layout" svg:x1="6.5cm" svg:y1="15.05cm" svg:x2="6.5cm" svg:y2="16.25cm">
          <text:p/>
        </draw:line>
        <draw:line draw:style-name="gr44" draw:text-style-name="P11" draw:layer="layout" svg:x1="11cm" svg:y1="15cm" svg:x2="11cm" svg:y2="16.2cm">
          <text:p/>
        </draw:line>
        <draw:line draw:style-name="gr38" draw:text-style-name="P11" draw:layer="layout" svg:x1="10cm" svg:y1="16.25cm" svg:x2="10cm" svg:y2="15cm">
          <text:p/>
        </draw:line>
        <draw:line draw:style-name="gr39" draw:text-style-name="P11" draw:layer="layout" svg:x1="4cm" svg:y1="14.75cm" svg:x2="5cm" svg:y2="14.25cm">
          <text:p/>
        </draw:line>
        <draw:line draw:style-name="gr39" draw:text-style-name="P11" draw:layer="layout" svg:x1="4cm" svg:y1="13.25cm" svg:x2="5cm" svg:y2="13.75cm">
          <text:p/>
        </draw:line>
        <draw:line draw:style-name="gr38" draw:text-style-name="P11" draw:layer="layout" svg:x1="12cm" svg:y1="14cm" svg:x2="13cm" svg:y2="14cm">
          <text:p/>
        </draw:line>
        <draw:line draw:style-name="gr38" draw:text-style-name="P11" draw:layer="layout" svg:x1="15.5cm" svg:y1="14cm" svg:x2="16.5cm" svg:y2="14cm">
          <text:p/>
        </draw:line>
        <draw:line draw:style-name="gr44" draw:text-style-name="P11" draw:layer="layout" svg:x1="14.3cm" svg:y1="15cm" svg:x2="14.3cm" svg:y2="16.2cm">
          <text:p/>
        </draw:line>
        <draw:line draw:style-name="gr44" draw:text-style-name="P11" draw:layer="layout" svg:x1="17.9cm" svg:y1="15cm" svg:x2="17.9cm" svg:y2="16.2cm">
          <text:p/>
        </draw:line>
        <draw:custom-shape draw:style-name="gr45" draw:text-style-name="P14" draw:layer="layout" svg:width="3.25cm" svg:height="1.5cm" svg:x="3cm" svg:y="9cm">
          <text:p text:style-name="P13"><text:span text:style-name="T4">UI parent</text:span></text:p>
          <draw:enhanced-geometry svg:viewBox="0 0 21600 21600" draw:type="rectangle" draw:enhanced-path="M 0 0 L 21600 0 21600 21600 0 21600 0 0 Z N"/>
        </draw:custom-shape>
        <draw:frame draw:style-name="gr46" draw:text-style-name="P5" draw:layer="layout" svg:width="11.09cm" svg:height="0.962cm" svg:x="7cm" svg:y="9.25cm">
          <draw:text-box>
            <text:p><text:span text:style-name="T4">App core, possibly hosting WS-server</text:span></text:p>
          </draw:text-box>
        </draw:frame>
        <draw:custom-shape draw:style-name="gr47" draw:text-style-name="P14" draw:layer="layout" svg:width="5cm" svg:height="1.5cm" svg:x="3cm" svg:y="5cm">
          <text:p text:style-name="P13"><text:span text:style-name="T4">Dialogs &amp; </text:span><text:span text:style-name="T4">modals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5cm" svg:height="1.5cm" svg:x="3cm" svg:y="7cm">
          <text:p text:style-name="P13"><text:span text:style-name="T4">UI component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9.5cm" svg:height="1cm" svg:x="1cm" svg:y="2.95cm">
          <draw:text-box>
            <text:p><text:span text:style-name="T4">UI OVERVIEW</text:span></text:p>
          </draw:text-box>
        </draw:frame>
        <draw:line draw:style-name="gr33" draw:text-style-name="P11" draw:layer="layout" svg:x1="0.995cm" svg:y1="2.973cm" svg:x2="19.995cm" svg:y2="2.973cm">
          <text:p/>
        </draw:line>
        <draw:line draw:style-name="gr44" draw:text-style-name="P11" draw:layer="layout" svg:x1="4.75cm" svg:y1="20cm" svg:x2="4.75cm" svg:y2="21.2cm">
          <text:p/>
        </draw:line>
        <draw:line draw:style-name="gr35" draw:text-style-name="P11" draw:layer="layout" svg:x1="14cm" svg:y1="19cm" svg:x2="13cm" svg:y2="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Linjeslut_20_1" draw:display-name="Linjeslut 1" svg:viewBox="0 0 20 20" svg:d="M0 20l10-20 10 20z"/>
    <draw:marker draw:name="Linjeslut_20_6" draw:display-name="Linjeslut 6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3:22:08.126849069</meta:creation-date>
    <dc:date>2024-07-27T01:05:24.066081900</dc:date>
    <meta:editing-duration>PT5H25M17S</meta:editing-duration>
    <meta:editing-cycles>9</meta:editing-cycles>
    <meta:generator>LibreOffice/24.2.4.2$Linux_X86_64 LibreOffice_project/420$Build-2</meta:generator>
    <meta:document-statistic meta:object-count="157"/>
  </office:meta>
</office:document-meta>
</file>